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MethodRefCPInfo.getInterfaceMetho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ethodRef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MethodRefCPInfo.getInterfaceMetho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ethodRefCPInfo.InterfaceMethodRef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ethodRef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faceMethodRefCP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faceMethodRefCPInfo.getInterface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